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742af" officeooo:paragraph-rsid="000742af"/>
    </style:style>
    <style:style style:name="P2" style:family="paragraph" style:parent-style-name="Standard">
      <style:paragraph-properties fo:text-align="justify" style:justify-single-word="false"/>
      <style:text-properties officeooo:paragraph-rsid="0009c663"/>
    </style:style>
    <style:style style:name="P3" style:family="paragraph" style:parent-style-name="Standard">
      <style:paragraph-properties fo:text-align="justify" style:justify-single-word="false"/>
      <style:text-properties officeooo:paragraph-rsid="00058750"/>
    </style:style>
    <style:style style:name="P4" style:family="paragraph" style:parent-style-name="Standard">
      <style:paragraph-properties fo:text-align="justify" style:justify-single-word="false"/>
      <style:text-properties officeooo:paragraph-rsid="000742af"/>
    </style:style>
    <style:style style:name="P5" style:family="paragraph" style:parent-style-name="Standard">
      <style:paragraph-properties fo:text-align="justify" style:justify-single-word="false"/>
      <style:text-properties officeooo:rsid="0002fac6" officeooo:paragraph-rsid="0002fac6"/>
    </style:style>
    <style:style style:name="P6" style:family="paragraph" style:parent-style-name="Standard">
      <style:paragraph-properties fo:text-align="justify" style:justify-single-word="false"/>
      <style:text-properties officeooo:rsid="00047fc9" officeooo:paragraph-rsid="00047fc9"/>
    </style:style>
    <style:style style:name="T1" style:family="text">
      <style:text-properties officeooo:rsid="00058750"/>
    </style:style>
    <style:style style:name="T2" style:family="text">
      <style:text-properties officeooo:rsid="000742af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/>
    </style:style>
    <style:style style:name="T5" style:family="text">
      <style:text-properties officeooo:rsid="0007d776"/>
    </style:style>
    <style:style style:name="T6" style:family="text">
      <style:text-properties fo:font-style="italic"/>
    </style:style>
    <style:style style:name="T7" style:family="text">
      <style:text-properties fo:font-style="italic" fo:background-color="#e6ecf9" loext:char-shading-value="0"/>
    </style:style>
    <style:style style:name="T8" style:family="text">
      <style:text-properties fo:background-color="#e6ecf9" loext:char-shading-value="0"/>
    </style:style>
    <style:style style:name="T9" style:family="text">
      <style:text-properties officeooo:rsid="0009c6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actica 2</text:p>
      <text:p text:style-name="P5"/>
      <text:p text:style-name="P5">strace date</text:p>
      <text:p text:style-name="P6">1 execve() → <text:s/>Realiza una ejecucion del programa apuntado en el argumento</text:p>
      <text:p text:style-name="P6">2 mmap() <text:s/>→ <text:s/>Establece una correlacion de un espacio de memoria que hay entre un proceso y un <text:tab/><text:tab/><text:tab/>archivo</text:p>
      <text:p text:style-name="P6">3 access() → <text:s/>Verifica si el proceso tiene permisos para abrir o ejecutar un archivo. Puede revisar si hay <text:tab/><text:tab/>un permiso para Lectura, Escrtura, o Ejecucion, ademas de que determina si existe el <text:tab/><text:tab/><text:tab/>archivo</text:p>
      <text:p text:style-name="P3"><text:span text:style-name="T1">4 open() → <text:tab/></text:span>se utiliza para convertir una ruta en un descriptor de fichero</text:p>
      <text:p text:style-name="P1">5 fstat() <text:s/>→ <text:tab/>devuelve la informacion sobre un archivo ubicado en el buffer</text:p>
      <text:p text:style-name="P4"><text:span text:style-name="T2">6 read() → <text:tab/></text:span>intenta <text:s/>leer hasta <text:span text:style-name="T3">nbytes</text:span> bytes del fichero cuyo descriptor de fichero es <text:span text:style-name="T3">fd</text:span> y guardarlos <text:tab/><text:tab/><text:tab/>en la zona de memoria que empieza en <text:span text:style-name="T3">buf</text:span>.</text:p>
      <text:p text:style-name="P4"><text:span text:style-name="T2">7 mprotec() → </text:span><text:s/>controla la forma en que una <text:s/>sección <text:s/>de <text:s/>memoria <text:s/>puede <text:s/>ser accedida. <text:s text:c="2"/>Si <text:s/>un <text:s/><text:tab/><text:tab/><text:tab/> <text:s/>acceso <text:s/>no <text:s/>es permitido por la protección dada, el programa recibe un <text:span text:style-name="T4">SIGSEGV</text:span>.</text:p>
      <text:p text:style-name="P1"/>
      <text:p text:style-name="P2"><text:span text:style-name="T2">8 munmap()→ </text:span><text:span text:style-name="T8">La función </text:span><text:span text:style-name="T7">munmap</text:span><text:span text:style-name="T8"> () eliminará cualquier asignación para aquellas páginas enteras que <text:tab/><text:tab/>contengan cualquier parte del espacio de direcciones del proceso que comienza en </text:span><text:span text:style-name="T7">addr</text:span><text:span text:style-name="T8"> <text:tab/><text:tab/><text:tab/>y continúa para </text:span><text:span text:style-name="T7">len</text:span><text:span text:style-name="T8"> bytes.</text:span> Otras referencias a estas páginas resultarán en la generación <text:tab/><text:tab/><text:tab/>de una señal SIGSEGV al proceso. Si no hay asignaciones en el intervalo de direcciones <text:tab/><text:tab/>especificado, <text:span text:style-name="T6">munmap</text:span> () no tiene ningún efecto<text:span text:style-name="T5"> </text:span></text:p>
      <text:p text:style-name="P1">9 lseek() →<text:span text:style-name="T5"> <text:tab/>acceso directo a cualquier porsicion del fichero</text:span></text:p>
      <text:p text:style-name="P1">10 close() →<text:tab/><text:span text:style-name="T9">cierra un archivo </text:span></text:p>
      <text:p text:style-name="P1">11 write () →<text:span text:style-name="T9"> <text:tab/>Escritura en archivo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2:29:14.937981869</meta:creation-date>
    <dc:date>2017-08-31T18:07:25.432107899</dc:date>
    <meta:editing-duration>PT18M2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239" meta:character-count="1425" meta:non-whitespace-character-count="1147"/>
  </office:meta>
</office:document-meta>
</file>